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472" officeooo:paragraph-rsid="0013b472"/>
    </style:style>
    <style:style style:name="P2" style:family="paragraph" style:parent-style-name="Standard">
      <style:text-properties officeooo:rsid="00156f5b" officeooo:paragraph-rsid="00156f5b"/>
    </style:style>
    <style:style style:name="P3" style:family="paragraph" style:parent-style-name="Standard">
      <style:text-properties officeooo:rsid="00156f5b" officeooo:paragraph-rsid="00156f5b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156f5b" officeooo:paragraph-rsid="00172904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72904"/>
    </style:style>
    <style:style style:name="T1" style:family="text">
      <style:text-properties officeooo:rsid="0013b472"/>
    </style:style>
    <style:style style:name="T2" style:family="text">
      <style:text-properties officeooo:rsid="00156f5b"/>
    </style:style>
    <style:style style:name="T3" style:family="text">
      <style:text-properties fo:font-variant="normal" fo:text-transform="none" fo:color="#2a6496" style:font-name="Open Sans" fo:font-size="9.7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From exponential map, we can project a point in the tangent space to the manifold, I would like to know the origin of the tangent space of the data? <text:span text:style-name="T1">Whose tangent space?</text:span></text:p>
      <text:p text:style-name="Standard"/>
      <text:p text:style-name="P1">2. How<text:span text:style-name="T2"> to get the SPD matrices, what relationship between corresponding SPD matrix and tangent vector?</text:span></text:p>
      <text:p text:style-name="P1"/>
      <text:p text:style-name="P2">3. We can compute the distance between 2 SPD matrices, what does this distance represent for? Geodesic?</text:p>
      <text:p text:style-name="P2"/>
      <text:p text:style-name="P2"/>
      <text:p text:style-name="P2"/>
      <text:p text:style-name="P5"><text:a xlink:type="simple" xlink:href="https://gitlab.com/dmp-codes-collection/dmp-joining/-/tree/master/myQuaternion" text:style-name="Internet_20_link" text:visited-style-name="Visited_20_Internet_20_Link"><text:span text:style-name="T3">https://gitlab.com/dmp-codes-collection/dmp-joining/-/tree/master/myQuaternion</text:span></text:a></text:p>
      <text:p text:style-name="P5"><text:span text:style-name="T3"/></text:p>
      <text:p text:style-name="P4"><text:a xlink:type="simple" xlink:href="https://eu01st1.zoom.us/web_client/umlcpk/html/externalLinkPage.html?ref=https://gitlab.com/dmp-codes-collection/dmp-spd/-/tree/master/libs" office:target-frame-name="_blank" xlink:show="new" text:style-name="Internet_20_link" text:visited-style-name="Visited_20_Internet_20_Link"><text:span text:style-name="T3">https://gitlab.com/dmp-codes-collection/dmp-spd/-/tree/master/libs</text:span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3:49:55.240872805</meta:creation-date>
    <dc:date>2021-07-08T17:58:29.970674578</dc:date>
    <meta:editing-duration>PT40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68" meta:character-count="521" meta:non-whitespace-character-count="458"/>
  </office:meta>
</office:document-meta>
</file>